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文泉驛微米黑" svg:font-family="文泉驛微米黑" style:font-family-generic="system" style:font-pitch="variable"/>
    <style:font-face style:name="新細明體" svg:font-family="新細明體" style:font-family-generic="system" style:font-pitch="variable"/>
    <style:font-face style:name="標楷體1" svg:font-family="標楷體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fo:font-size="20pt" style:font-size-asian="20pt" style:font-size-complex="20pt"/>
    </style:style>
    <style:style style:name="P3" style:family="paragraph" style:parent-style-name="List_20_Paragraph" style:list-style-name="WWNum2">
      <style:text-properties fo:font-size="20pt" style:font-size-asian="20pt" style:font-size-complex="20pt"/>
    </style:style>
    <style:style style:name="P4" style:family="paragraph" style:parent-style-name="List_20_Paragraph" style:list-style-name="WWNum1">
      <style:paragraph-properties fo:text-align="justify" style:justify-single-word="false"/>
      <style:text-properties fo:font-size="20pt" style:font-size-asian="20pt" style:font-size-complex="20pt"/>
    </style:style>
    <style:style style:name="T1" style:family="text">
      <style:text-properties fo:font-size="14pt" style:font-size-asian="14pt"/>
    </style:style>
    <style:style style:name="T2" style:family="text">
      <style:text-properties style:font-name="標楷體" style:font-name-asian="標楷體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第二課 認識聖經</text:p>
      <text:p text:style-name="P1">問題討論</text:p>
      <text:list xml:id="list8838726312844403333" text:style-name="WWNum2">
        <text:list-item>
          <text:p text:style-name="P3">聖經可靠嗎？</text:p>
        </text:list-item>
        <text:list-item>
          <text:p text:style-name="P3">聖經一點都不科學不值得看？</text:p>
        </text:list-item>
        <text:list-item>
          <text:p text:style-name="P3">聖經內容自相矛盾？</text:p>
        </text:list-item>
        <text:list-item>
          <text:p text:style-name="P3">難道不會有其他的著作足以成為聖經嗎？</text:p>
        </text:list-item>
      </text:list>
      <text:p text:style-name="P1"/>
      <text:p text:style-name="P1">認識聖經</text:p>
      <text:list xml:id="list551514384659754471" text:style-name="WWNum1">
        <text:list-item>
          <text:p text:style-name="P4">聖經就是神的話。「<text:span text:style-name="T2">神的言語句句都是煉淨的， 投靠他的，他便作他們的盾牌。</text:span>」(箴30:5)「<text:span text:style-name="T2">草必枯乾，花必凋謝，惟有我們神的話永遠立定。</text:span>」(賽40:8)聖經以文學形式及歷史記錄的方式記載下來，從過去的口傳記錄直到文士抄寫的傳統而形成。聖經的可靠性源自於這是神所說的，「<text:span text:style-name="T2">聖經都是神所默示的。</text:span>」(提後3:16a)它同時具有歷史考據的相關證明。</text:p>
        </text:list-item>
        <text:list-item>
          <text:p text:style-name="P4">科學不是聖經主要的功用，就如我們不會把唐詩宋詞的字句拿來科學實驗一樣，它乃是與人的生命習習相關。「<text:span text:style-name="T2">要愛耶和華－你的神，聽從他的話，緊緊跟隨他，因為他是你的生命，必使你的日子得以長久。</text:span>」(申30:20a)<text:soft-page-break/>聖經最重要的是描述神的愛和祂的拯救，以及祂和人類之間的關係。「<text:span text:style-name="T2">你們查考聖經，因你們以為其中有永生；而這經正是為我作見證的。</text:span>」(約5:39)</text:p>
        </text:list-item>
        <text:list-item>
          <text:p text:style-name="P4">聖經除了指出神的愛之外，並且指出人類應當如何生活，以及獲得生命的方式。「<text:span text:style-name="T2">聖經都是神所默示的，於教訓、督責、使人歸正、教導人學義都是有益的，叫屬神的人得以完全，預備行各樣的善事。</text:span>」(提後3:16-17)「<text:span text:style-name="T2">…人的生命不在於家道豐富。</text:span>」(路12:15)</text:p>
        </text:list-item>
        <text:list-item>
          <text:p text:style-name="P4">聖經除了讓人理性地認識神，同時亦具備神在現今日常生活對我們說話的功用。古代偉大的教父奧古斯丁從糜爛的生活中回歸正軌，寫下《懺悔錄》，乃是聽見聖經中的一句話：「<text:span text:style-name="T2">行事為人要端正，好像在白晝行走。不可荒宴醉酒；不可好色淫蕩；不可紛爭嫉妒。總要披戴主耶穌基督，不要只顧滿足肉體，去放縱私慾。</text:span>」(羅13:13-14)早年稱為孤兒子父的喬治慕勒，因為聖經的中句話：「<text:span text:style-name="T2">神在他的聖所作孤兒的父，作寡婦的伸冤者。</text:span>」(詩68:5)讓他成為近萬孤兒的照顧者。英國議員威伯福斯深受聖經影響，在當代竭盡心力消弭了英國的販奴。從個人生活經驗到人類歷史，處處都受到聖經影響。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文泉驛微米黑" svg:font-family="文泉驛微米黑" style:font-family-generic="system" style:font-pitch="variable"/>
    <style:font-face style:name="新細明體" svg:font-family="新細明體" style:font-family-generic="system" style:font-pitch="variable"/>
    <style:font-face style:name="標楷體1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新細明體" style:font-size-asian="12pt" style:language-asian="zh" style:country-asian="TW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Calibri" fo:font-size="12pt" fo:language="en" fo:country="US" style:letter-kerning="true" style:font-name-asian="新細明體" style:font-size-asian="12pt" style:language-asian="zh" style:country-asian="TW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3335in" fo:margin-right="0in" fo:text-indent="0in" style:auto-text-indent="false"/>
    </style:style>
    <style:style style:name="Default_20_Paragraph_20_Font" style:display-name="Default Paragraph Font" style:family="text"/>
    <style:style style:name="頁首_20_字元" style:display-name="頁首 字元" style:family="text" style:parent-style-name="Default_20_Paragraph_20_Font">
      <style:text-properties fo:font-size="10pt" style:font-size-asian="10pt" style:font-size-complex="10pt"/>
    </style:style>
    <style:style style:name="頁尾_20_字元" style:display-name="頁尾 字元" style:family="text" style:parent-style-name="Default_20_Paragraph_20_Font">
      <style:text-properties fo:font-size="10pt" style:font-size-asian="10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66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66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66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66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38" style:layout-grid-base-height="0.1665in" style:layout-grid-ruby-height="0.0835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李俊佑</meta:initial-creator>
    <meta:editing-cycles>9</meta:editing-cycles>
    <meta:creation-date>2016-10-03T14:04:00</meta:creation-date>
    <dc:date>2016-10-04T07:45:41.830936269</dc:date>
    <meta:editing-duration>PT1H13M32S</meta:editing-duration>
    <meta:generator>LibreOffice/5.0.6.2$Linux_X86_64 LibreOffice_project/00m0$Build-2</meta:generator>
    <meta:document-statistic meta:table-count="0" meta:image-count="0" meta:object-count="0" meta:page-count="2" meta:paragraph-count="11" meta:word-count="754" meta:character-count="811" meta:non-whitespace-character-count="80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